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302cm"/>
    </style:style>
    <style:style style:name="co5" style:family="table-column">
      <style:table-column-properties fo:break-before="auto" style:column-width="5.609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9.617cm" svg:height="21.25cm" svg:x="24.705cm" svg:y="26.933cm">
            <draw:object draw:notify-on-update-of-ranges="Sheet1.C2:Sheet1.C61 Sheet1.B2:Sheet1.B61 Sheet1.C2:Sheet1.C61 Sheet1.A2:Sheet1.A6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1.799cm" svg:height="16.441cm" svg:x="0cm" svg:y="12.83cm">
            <draw:object draw:notify-on-update-of-ranges="Sheet1.C2:Sheet1.C61 Sheet1.F2:Sheet1.F61 Sheet1.C2:Sheet1.C61 Sheet1.G2:Sheet1.G6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1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DVERSARIAL C=2</text:p>
          </table:table-cell>
          <table:table-cell table:style-name="Default" office:value-type="string" calcext:value-type="string">
            <text:p>GROUNDTRUTH C = 2</text:p>
          </table:table-cell>
          <table:table-cell table:number-columns-repeated="3"/>
          <table:table-cell office:value-type="string" calcext:value-type="string">
            <text:p>ADVERSARIAL C=10</text:p>
          </table:table-cell>
          <table:table-cell table:style-name="Default" office:value-type="string" calcext:value-type="string">
            <text:p>GROUNDTRUTH C = 10</text:p>
          </table:table-cell>
          <table:table-cell table:number-columns-repeated="2"/>
          <table:table-cell office:value-type="string" calcext:value-type="string">
            <text:p>ADV RANDOM NOISE</text:p>
          </table:table-cell>
          <table:table-cell office:value-type="string" calcext:value-type="string">
            <text:p>GROUNDTRUTH RANDOM NOISE</text:p>
          </table:table-cell>
        </table:table-row>
        <table:table-row table:style-name="ro1">
          <table:table-cell office:value-type="float" office:value="0.00229882" calcext:value-type="float">
            <text:p>0,00229882</text:p>
          </table:table-cell>
          <table:table-cell office:value-type="float" office:value="4.97805E-020" calcext:value-type="float">
            <text:p>4,98E-0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0.0000851779" calcext:value-type="float">
            <text:p>8,52E-005</text:p>
          </table:table-cell>
          <table:table-cell office:value-type="float" office:value="0.000000000000263896" calcext:value-type="float">
            <text:p>2,64E-013</text:p>
          </table:table-cell>
          <table:table-cell table:number-columns-repeated="2"/>
          <table:table-cell office:value-type="float" office:value="0.135189" calcext:value-type="float">
            <text:p>0,135189</text:p>
          </table:table-cell>
          <table:table-cell office:value-type="float" office:value="0.076" calcext:value-type="float">
            <text:p>0,076</text:p>
          </table:table-cell>
        </table:table-row>
        <table:table-row table:style-name="ro1">
          <table:table-cell office:value-type="float" office:value="0.00860732" calcext:value-type="float">
            <text:p>0,00860732</text:p>
          </table:table-cell>
          <table:table-cell office:value-type="float" office:value="0.000000000000370592" calcext:value-type="float">
            <text:p>3,71E-013</text:p>
          </table:table-cell>
          <table:table-cell table:formula="of:=[.C2]+1" office:value-type="float" office:value="2" calcext:value-type="float">
            <text:p>2</text:p>
          </table:table-cell>
          <table:table-cell table:number-columns-repeated="2"/>
          <table:table-cell office:value-type="float" office:value="0.000114956" calcext:value-type="float">
            <text:p>0,000114956</text:p>
          </table:table-cell>
          <table:table-cell table:style-name="Default" office:value-type="float" office:value="0.00035121" calcext:value-type="float">
            <text:p>0,00035121</text:p>
          </table:table-cell>
          <table:table-cell table:number-columns-repeated="2"/>
          <table:table-cell office:value-type="float" office:value="0.0235098" calcext:value-type="float">
            <text:p>0,0235098</text:p>
          </table:table-cell>
          <table:table-cell office:value-type="float" office:value="0.116" calcext:value-type="float">
            <text:p>0,116</text:p>
          </table:table-cell>
        </table:table-row>
        <table:table-row table:style-name="ro1">
          <table:table-cell office:value-type="float" office:value="0.00365796" calcext:value-type="float">
            <text:p>0,00365796</text:p>
          </table:table-cell>
          <table:table-cell office:value-type="float" office:value="2.98869E-018" calcext:value-type="float">
            <text:p>2,99E-018</text:p>
          </table:table-cell>
          <table:table-cell table:formula="of:=[.C3]+1" office:value-type="float" office:value="3" calcext:value-type="float">
            <text:p>3</text:p>
          </table:table-cell>
          <table:table-cell table:number-columns-repeated="2"/>
          <table:table-cell office:value-type="float" office:value="0.00274588" calcext:value-type="float">
            <text:p>0,00274588</text:p>
          </table:table-cell>
          <table:table-cell office:value-type="float" office:value="0.0000000961396" calcext:value-type="float">
            <text:p>9,61E-008</text:p>
          </table:table-cell>
          <table:table-cell table:number-columns-repeated="2"/>
          <table:table-cell office:value-type="float" office:value="0.0617769" calcext:value-type="float">
            <text:p>0,0617769</text:p>
          </table:table-cell>
          <table:table-cell office:value-type="float" office:value="0.135999" calcext:value-type="float">
            <text:p>0,135999</text:p>
          </table:table-cell>
        </table:table-row>
        <table:table-row table:style-name="ro1">
          <table:table-cell office:value-type="float" office:value="0.0019975" calcext:value-type="float">
            <text:p>0,0019975</text:p>
          </table:table-cell>
          <table:table-cell office:value-type="float" office:value="0.000000000000566609" calcext:value-type="float">
            <text:p>5,67E-013</text:p>
          </table:table-cell>
          <table:table-cell table:formula="of:=[.C4]+1" office:value-type="float" office:value="4" calcext:value-type="float">
            <text:p>4</text:p>
          </table:table-cell>
          <table:table-cell table:number-columns-repeated="2"/>
          <table:table-cell office:value-type="float" office:value="0.0377702" calcext:value-type="float">
            <text:p>0,0377702</text:p>
          </table:table-cell>
          <table:table-cell table:style-name="Default" office:value-type="float" office:value="0.000102332" calcext:value-type="float">
            <text:p>0,000102332</text:p>
          </table:table-cell>
          <table:table-cell table:number-columns-repeated="2"/>
          <table:table-cell office:value-type="float" office:value="0.0606669" calcext:value-type="float">
            <text:p>0,0606669</text:p>
          </table:table-cell>
          <table:table-cell office:value-type="float" office:value="0.11599" calcext:value-type="float">
            <text:p>0,11599</text:p>
          </table:table-cell>
        </table:table-row>
        <table:table-row table:style-name="ro1">
          <table:table-cell table:style-name="ce1" office:value-type="float" office:value="0.0000295983" calcext:value-type="float">
            <text:p>2,96E-005</text:p>
          </table:table-cell>
          <table:table-cell office:value-type="float" office:value="0.0000000000709532" calcext:value-type="float">
            <text:p>7,10E-011</text:p>
          </table:table-cell>
          <table:table-cell table:formula="of:=[.C5]+1" office:value-type="float" office:value="5" calcext:value-type="float">
            <text:p>5</text:p>
          </table:table-cell>
          <table:table-cell table:number-columns-repeated="2"/>
          <table:table-cell office:value-type="float" office:value="0.00420658" calcext:value-type="float">
            <text:p>0,00420658</text:p>
          </table:table-cell>
          <table:table-cell office:value-type="float" office:value="0.0000000000000191588" calcext:value-type="float">
            <text:p>1,92E-014</text:p>
          </table:table-cell>
          <table:table-cell table:number-columns-repeated="2"/>
          <table:table-cell office:value-type="float" office:value="0.110227" calcext:value-type="float">
            <text:p>0,110227</text:p>
          </table:table-cell>
          <table:table-cell office:value-type="float" office:value="0.116" calcext:value-type="float">
            <text:p>0,116</text:p>
          </table:table-cell>
        </table:table-row>
        <table:table-row table:style-name="ro1">
          <table:table-cell office:value-type="float" office:value="0.00330655" calcext:value-type="float">
            <text:p>0,00330655</text:p>
          </table:table-cell>
          <table:table-cell office:value-type="float" office:value="0.00000000000473893" calcext:value-type="float">
            <text:p>4,74E-012</text:p>
          </table:table-cell>
          <table:table-cell table:formula="of:=[.C6]+1" office:value-type="float" office:value="6" calcext:value-type="float">
            <text:p>6</text:p>
          </table:table-cell>
          <table:table-cell table:number-columns-repeated="2"/>
          <table:table-cell office:value-type="float" office:value="0.00909371" calcext:value-type="float">
            <text:p>0,00909371</text:p>
          </table:table-cell>
          <table:table-cell office:value-type="float" office:value="0.00000184077" calcext:value-type="float">
            <text:p>1,84E-006</text:p>
          </table:table-cell>
          <table:table-cell table:number-columns-repeated="2"/>
          <table:table-cell office:value-type="float" office:value="0.0554288" calcext:value-type="float">
            <text:p>0,0554288</text:p>
          </table:table-cell>
          <table:table-cell office:value-type="float" office:value="0.135937" calcext:value-type="float">
            <text:p>0,135937</text:p>
          </table:table-cell>
        </table:table-row>
        <table:table-row table:style-name="ro1">
          <table:table-cell office:value-type="float" office:value="0.0402007" calcext:value-type="float">
            <text:p>0,0402007</text:p>
          </table:table-cell>
          <table:table-cell table:style-name="Default" office:value-type="float" office:value="0.00161522" calcext:value-type="float">
            <text:p>0,00161522</text:p>
          </table:table-cell>
          <table:table-cell table:formula="of:=[.C7]+1" office:value-type="float" office:value="7" calcext:value-type="float">
            <text:p>7</text:p>
          </table:table-cell>
          <table:table-cell table:number-columns-repeated="2"/>
          <table:table-cell office:value-type="float" office:value="0.0296731" calcext:value-type="float">
            <text:p>0,0296731</text:p>
          </table:table-cell>
          <table:table-cell office:value-type="float" office:value="0.000000000000232131" calcext:value-type="float">
            <text:p>2,32E-013</text:p>
          </table:table-cell>
          <table:table-cell table:number-columns-repeated="2"/>
          <table:table-cell office:value-type="float" office:value="0.0848267" calcext:value-type="float">
            <text:p>0,0848267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office:value-type="float" office:value="0.00014921" calcext:value-type="float">
            <text:p>0,00014921</text:p>
          </table:table-cell>
          <table:table-cell office:value-type="float" office:value="0.00000338645" calcext:value-type="float">
            <text:p>3,39E-006</text:p>
          </table:table-cell>
          <table:table-cell table:formula="of:=[.C8]+1" office:value-type="float" office:value="8" calcext:value-type="float">
            <text:p>8</text:p>
          </table:table-cell>
          <table:table-cell table:number-columns-repeated="2"/>
          <table:table-cell office:value-type="float" office:value="0.00644528" calcext:value-type="float">
            <text:p>0,00644528</text:p>
          </table:table-cell>
          <table:table-cell office:value-type="float" office:value="5.14729E-028" calcext:value-type="float">
            <text:p>5,15E-028</text:p>
          </table:table-cell>
          <table:table-cell table:number-columns-repeated="2"/>
          <table:table-cell office:value-type="float" office:value="0.126602" calcext:value-type="float">
            <text:p>0,126602</text:p>
          </table:table-cell>
          <table:table-cell office:value-type="float" office:value="0.115989" calcext:value-type="float">
            <text:p>0,115989</text:p>
          </table:table-cell>
        </table:table-row>
        <table:table-row table:style-name="ro1">
          <table:table-cell office:value-type="float" office:value="0.0018432" calcext:value-type="float">
            <text:p>0,0018432</text:p>
          </table:table-cell>
          <table:table-cell table:style-name="Default" office:value-type="float" office:value="0.00682384" calcext:value-type="float">
            <text:p>0,00682384</text:p>
          </table:table-cell>
          <table:table-cell table:formula="of:=[.C9]+1" office:value-type="float" office:value="9" calcext:value-type="float">
            <text:p>9</text:p>
          </table:table-cell>
          <table:table-cell table:number-columns-repeated="2"/>
          <table:table-cell office:value-type="float" office:value="0.000850058" calcext:value-type="float">
            <text:p>0,000850058</text:p>
          </table:table-cell>
          <table:table-cell office:value-type="float" office:value="3.93287E-022" calcext:value-type="float">
            <text:p>3,93E-022</text:p>
          </table:table-cell>
          <table:table-cell table:number-columns-repeated="2"/>
          <table:table-cell office:value-type="float" office:value="0.0632688" calcext:value-type="float">
            <text:p>0,0632688</text:p>
          </table:table-cell>
          <table:table-cell office:value-type="float" office:value="0.0314245" calcext:value-type="float">
            <text:p>0,0314245</text:p>
          </table:table-cell>
        </table:table-row>
        <table:table-row table:style-name="ro1">
          <table:table-cell office:value-type="float" office:value="0.0615025" calcext:value-type="float">
            <text:p>0,0615025</text:p>
          </table:table-cell>
          <table:table-cell office:value-type="float" office:value="0.0000000000001221" calcext:value-type="float">
            <text:p>1,22E-013</text:p>
          </table:table-cell>
          <table:table-cell table:formula="of:=[.C10]+1" office:value-type="float" office:value="10" calcext:value-type="float">
            <text:p>10</text:p>
          </table:table-cell>
          <table:table-cell table:number-columns-repeated="2"/>
          <table:table-cell office:value-type="float" office:value="0.00735502" calcext:value-type="float">
            <text:p>0,00735502</text:p>
          </table:table-cell>
          <table:table-cell office:value-type="float" office:value="0.000000314896" calcext:value-type="float">
            <text:p>3,15E-007</text:p>
          </table:table-cell>
          <table:table-cell table:number-columns-repeated="2"/>
          <table:table-cell office:value-type="float" office:value="0.0950926" calcext:value-type="float">
            <text:p>0,0950926</text:p>
          </table:table-cell>
          <table:table-cell office:value-type="float" office:value="0.0751363" calcext:value-type="float">
            <text:p>0,0751363</text:p>
          </table:table-cell>
        </table:table-row>
        <table:table-row table:style-name="ro1">
          <table:table-cell table:style-name="ce1" office:value-type="float" office:value="0.0000000108962" calcext:value-type="float">
            <text:p>1,09E-008</text:p>
          </table:table-cell>
          <table:table-cell office:value-type="float" office:value="0.00000000014777" calcext:value-type="float">
            <text:p>1,48E-010</text:p>
          </table:table-cell>
          <table:table-cell table:formula="of:=[.C11]+1" office:value-type="float" office:value="11" calcext:value-type="float">
            <text:p>11</text:p>
          </table:table-cell>
          <table:table-cell table:number-columns-repeated="2"/>
          <table:table-cell table:style-name="ce1" office:value-type="float" office:value="0.0000302924" calcext:value-type="float">
            <text:p>3,03E-005</text:p>
          </table:table-cell>
          <table:table-cell office:value-type="float" office:value="0.000000000182459" calcext:value-type="float">
            <text:p>1,82E-010</text:p>
          </table:table-cell>
          <table:table-cell table:number-columns-repeated="2"/>
          <table:table-cell office:value-type="float" office:value="0.0758338" calcext:value-type="float">
            <text:p>0,0758338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office:value-type="float" office:value="0.0160045" calcext:value-type="float">
            <text:p>0,0160045</text:p>
          </table:table-cell>
          <table:table-cell office:value-type="float" office:value="1.23054E-019" calcext:value-type="float">
            <text:p>1,23E-019</text:p>
          </table:table-cell>
          <table:table-cell table:formula="of:=[.C12]+1" office:value-type="float" office:value="12" calcext:value-type="float">
            <text:p>12</text:p>
          </table:table-cell>
          <table:table-cell table:number-columns-repeated="2"/>
          <table:table-cell office:value-type="float" office:value="0.0380441" calcext:value-type="float">
            <text:p>0,0380441</text:p>
          </table:table-cell>
          <table:table-cell office:value-type="float" office:value="0.000000000492928" calcext:value-type="float">
            <text:p>4,93E-010</text:p>
          </table:table-cell>
          <table:table-cell table:number-columns-repeated="2"/>
          <table:table-cell office:value-type="float" office:value="0.0909351" calcext:value-type="float">
            <text:p>0,0909351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0.00172582" calcext:value-type="float">
            <text:p>0,00172582</text:p>
          </table:table-cell>
          <table:table-cell table:style-name="Default" office:value-type="float" office:value="0.000191177" calcext:value-type="float">
            <text:p>0,000191177</text:p>
          </table:table-cell>
          <table:table-cell table:formula="of:=[.C13]+1" office:value-type="float" office:value="13" calcext:value-type="float">
            <text:p>13</text:p>
          </table:table-cell>
          <table:table-cell table:number-columns-repeated="2"/>
          <table:table-cell office:value-type="float" office:value="0.00529122" calcext:value-type="float">
            <text:p>0,00529122</text:p>
          </table:table-cell>
          <table:table-cell office:value-type="float" office:value="0.0000000000649984" calcext:value-type="float">
            <text:p>6,50E-011</text:p>
          </table:table-cell>
          <table:table-cell table:number-columns-repeated="2"/>
          <table:table-cell office:value-type="float" office:value="0.115156" calcext:value-type="float">
            <text:p>0,115156</text:p>
          </table:table-cell>
          <table:table-cell office:value-type="float" office:value="0.0359966" calcext:value-type="float">
            <text:p>0,0359966</text:p>
          </table:table-cell>
        </table:table-row>
        <table:table-row table:style-name="ro1">
          <table:table-cell table:style-name="ce1" office:value-type="float" office:value="0.0000227706" calcext:value-type="float">
            <text:p>2,28E-005</text:p>
          </table:table-cell>
          <table:table-cell office:value-type="float" office:value="0.00000000575726" calcext:value-type="float">
            <text:p>5,76E-009</text:p>
          </table:table-cell>
          <table:table-cell table:formula="of:=[.C14]+1" office:value-type="float" office:value="14" calcext:value-type="float">
            <text:p>14</text:p>
          </table:table-cell>
          <table:table-cell table:number-columns-repeated="2"/>
          <table:table-cell office:value-type="float" office:value="0.000676915" calcext:value-type="float">
            <text:p>0,000676915</text:p>
          </table:table-cell>
          <table:table-cell table:style-name="Default" office:value-type="float" office:value="0.00193347" calcext:value-type="float">
            <text:p>0,00193347</text:p>
          </table:table-cell>
          <table:table-cell table:number-columns-repeated="2"/>
          <table:table-cell office:value-type="float" office:value="0.0756372" calcext:value-type="float">
            <text:p>0,0756372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office:value-type="float" office:value="0.00782913" calcext:value-type="float">
            <text:p>0,00782913</text:p>
          </table:table-cell>
          <table:table-cell office:value-type="float" office:value="4.866E-016" calcext:value-type="float">
            <text:p>4,87E-016</text:p>
          </table:table-cell>
          <table:table-cell table:formula="of:=[.C15]+1" office:value-type="float" office:value="15" calcext:value-type="float">
            <text:p>15</text:p>
          </table:table-cell>
          <table:table-cell table:number-columns-repeated="2"/>
          <table:table-cell office:value-type="float" office:value="0.00887144" calcext:value-type="float">
            <text:p>0,00887144</text:p>
          </table:table-cell>
          <table:table-cell table:style-name="Default" office:value-type="float" office:value="0.0332082" calcext:value-type="float">
            <text:p>0,0332082</text:p>
          </table:table-cell>
          <table:table-cell table:number-columns-repeated="2"/>
          <table:table-cell office:value-type="float" office:value="0.120776" calcext:value-type="float">
            <text:p>0,120776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office:value-type="float" office:value="0.000382297" calcext:value-type="float">
            <text:p>0,000382297</text:p>
          </table:table-cell>
          <table:table-cell office:value-type="float" office:value="0.0000000585015" calcext:value-type="float">
            <text:p>5,85E-008</text:p>
          </table:table-cell>
          <table:table-cell table:formula="of:=[.C16]+1" office:value-type="float" office:value="16" calcext:value-type="float">
            <text:p>16</text:p>
          </table:table-cell>
          <table:table-cell table:number-columns-repeated="2"/>
          <table:table-cell office:value-type="float" office:value="0.000314892" calcext:value-type="float">
            <text:p>0,000314892</text:p>
          </table:table-cell>
          <table:table-cell office:value-type="float" office:value="0.000000109134" calcext:value-type="float">
            <text:p>1,09E-007</text:p>
          </table:table-cell>
          <table:table-cell table:number-columns-repeated="2"/>
          <table:table-cell office:value-type="float" office:value="0.0696292" calcext:value-type="float">
            <text:p>0,0696292</text:p>
          </table:table-cell>
          <table:table-cell office:value-type="float" office:value="0.0759999" calcext:value-type="float">
            <text:p>0,0759999</text:p>
          </table:table-cell>
        </table:table-row>
        <table:table-row table:style-name="ro1">
          <table:table-cell office:value-type="float" office:value="0.0359852" calcext:value-type="float">
            <text:p>0,0359852</text:p>
          </table:table-cell>
          <table:table-cell office:value-type="float" office:value="3.4185E-018" calcext:value-type="float">
            <text:p>3,42E-018</text:p>
          </table:table-cell>
          <table:table-cell table:formula="of:=[.C17]+1" office:value-type="float" office:value="17" calcext:value-type="float">
            <text:p>17</text:p>
          </table:table-cell>
          <table:table-cell table:number-columns-repeated="2"/>
          <table:table-cell office:value-type="float" office:value="0.00610421" calcext:value-type="float">
            <text:p>0,00610421</text:p>
          </table:table-cell>
          <table:table-cell table:style-name="Default" office:value-type="float" office:value="0.00424198" calcext:value-type="float">
            <text:p>0,00424198</text:p>
          </table:table-cell>
          <table:table-cell table:number-columns-repeated="2"/>
          <table:table-cell office:value-type="float" office:value="0.131187" calcext:value-type="float">
            <text:p>0,131187</text:p>
          </table:table-cell>
          <table:table-cell office:value-type="float" office:value="0.104919" calcext:value-type="float">
            <text:p>0,104919</text:p>
          </table:table-cell>
        </table:table-row>
        <table:table-row table:style-name="ro1">
          <table:table-cell office:value-type="float" office:value="0.0124941" calcext:value-type="float">
            <text:p>0,0124941</text:p>
          </table:table-cell>
          <table:table-cell table:style-name="Default" office:value-type="float" office:value="0.0250147" calcext:value-type="float">
            <text:p>0,0250147</text:p>
          </table:table-cell>
          <table:table-cell table:formula="of:=[.C18]+1" office:value-type="float" office:value="18" calcext:value-type="float">
            <text:p>18</text:p>
          </table:table-cell>
          <table:table-cell table:number-columns-repeated="2"/>
          <table:table-cell office:value-type="float" office:value="0.00353789" calcext:value-type="float">
            <text:p>0,00353789</text:p>
          </table:table-cell>
          <table:table-cell table:style-name="Default" office:value-type="float" office:value="0.000197255" calcext:value-type="float">
            <text:p>0,000197255</text:p>
          </table:table-cell>
          <table:table-cell table:number-columns-repeated="2"/>
          <table:table-cell office:value-type="float" office:value="0.0270361" calcext:value-type="float">
            <text:p>0,0270361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table:style-name="ce1" office:value-type="float" office:value="0.000000489856" calcext:value-type="float">
            <text:p>4,90E-007</text:p>
          </table:table-cell>
          <table:table-cell office:value-type="float" office:value="0.0000000174079" calcext:value-type="float">
            <text:p>1,74E-008</text:p>
          </table:table-cell>
          <table:table-cell table:formula="of:=[.C19]+1" office:value-type="float" office:value="19" calcext:value-type="float">
            <text:p>19</text:p>
          </table:table-cell>
          <table:table-cell table:number-columns-repeated="2"/>
          <table:table-cell office:value-type="float" office:value="0.000123329" calcext:value-type="float">
            <text:p>0,000123329</text:p>
          </table:table-cell>
          <table:table-cell office:value-type="float" office:value="0.000000000229236" calcext:value-type="float">
            <text:p>2,29E-010</text:p>
          </table:table-cell>
          <table:table-cell table:number-columns-repeated="2"/>
          <table:table-cell office:value-type="float" office:value="0.0725917" calcext:value-type="float">
            <text:p>0,0725917</text:p>
          </table:table-cell>
          <table:table-cell office:value-type="float" office:value="0.116" calcext:value-type="float">
            <text:p>0,116</text:p>
          </table:table-cell>
        </table:table-row>
        <table:table-row table:style-name="ro1">
          <table:table-cell office:value-type="float" office:value="0.00294863" calcext:value-type="float">
            <text:p>0,00294863</text:p>
          </table:table-cell>
          <table:table-cell table:style-name="Default" office:value-type="float" office:value="0.0215612" calcext:value-type="float">
            <text:p>0,0215612</text:p>
          </table:table-cell>
          <table:table-cell table:formula="of:=[.C20]+1" office:value-type="float" office:value="20" calcext:value-type="float">
            <text:p>20</text:p>
          </table:table-cell>
          <table:table-cell table:number-columns-repeated="2"/>
          <table:table-cell office:value-type="float" office:value="0.00523861" calcext:value-type="float">
            <text:p>0,00523861</text:p>
          </table:table-cell>
          <table:table-cell office:value-type="float" office:value="0.00000000298836" calcext:value-type="float">
            <text:p>2,99E-009</text:p>
          </table:table-cell>
          <table:table-cell table:number-columns-repeated="2"/>
          <table:table-cell office:value-type="float" office:value="0.133034" calcext:value-type="float">
            <text:p>0,133034</text:p>
          </table:table-cell>
          <table:table-cell office:value-type="float" office:value="0.116" calcext:value-type="float">
            <text:p>0,116</text:p>
          </table:table-cell>
        </table:table-row>
        <table:table-row table:style-name="ro1">
          <table:table-cell office:value-type="float" office:value="0.0303966" calcext:value-type="float">
            <text:p>0,0303966</text:p>
          </table:table-cell>
          <table:table-cell table:style-name="Default" office:value-type="float" office:value="0.0266686" calcext:value-type="float">
            <text:p>0,0266686</text:p>
          </table:table-cell>
          <table:table-cell table:formula="of:=[.C21]+1" office:value-type="float" office:value="21" calcext:value-type="float">
            <text:p>21</text:p>
          </table:table-cell>
          <table:table-cell table:number-columns-repeated="2"/>
          <table:table-cell office:value-type="float" office:value="0.0162196" calcext:value-type="float">
            <text:p>0,0162196</text:p>
          </table:table-cell>
          <table:table-cell office:value-type="float" office:value="0.000000000158081" calcext:value-type="float">
            <text:p>1,58E-010</text:p>
          </table:table-cell>
          <table:table-cell table:number-columns-repeated="2"/>
          <table:table-cell office:value-type="float" office:value="0.111553" calcext:value-type="float">
            <text:p>0,111553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table:style-name="ce1" office:value-type="float" office:value="0.000000000000490747" calcext:value-type="float">
            <text:p>4,91E-013</text:p>
          </table:table-cell>
          <table:table-cell table:style-name="Default" office:value-type="float" office:value="0.0376272" calcext:value-type="float">
            <text:p>0,0376272</text:p>
          </table:table-cell>
          <table:table-cell table:formula="of:=[.C22]+1" office:value-type="float" office:value="22" calcext:value-type="float">
            <text:p>22</text:p>
          </table:table-cell>
          <table:table-cell table:number-columns-repeated="2"/>
          <table:table-cell table:style-name="ce1" office:value-type="float" office:value="0.000000000669039" calcext:value-type="float">
            <text:p>6,69E-010</text:p>
          </table:table-cell>
          <table:table-cell table:style-name="Default" office:value-type="float" office:value="0.0049192" calcext:value-type="float">
            <text:p>0,0049192</text:p>
          </table:table-cell>
          <table:table-cell table:number-columns-repeated="2"/>
          <table:table-cell office:value-type="float" office:value="0.0759997" calcext:value-type="float">
            <text:p>0,0759997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table:style-name="ce1" office:value-type="float" office:value="0.00000758446" calcext:value-type="float">
            <text:p>7,58E-006</text:p>
          </table:table-cell>
          <table:table-cell office:value-type="float" office:value="0.000000822786" calcext:value-type="float">
            <text:p>8,23E-007</text:p>
          </table:table-cell>
          <table:table-cell table:formula="of:=[.C23]+1" office:value-type="float" office:value="23" calcext:value-type="float">
            <text:p>23</text:p>
          </table:table-cell>
          <table:table-cell table:number-columns-repeated="2"/>
          <table:table-cell office:value-type="float" office:value="0.000694627" calcext:value-type="float">
            <text:p>0,000694627</text:p>
          </table:table-cell>
          <table:table-cell office:value-type="float" office:value="0.000000635403" calcext:value-type="float">
            <text:p>6,35E-007</text:p>
          </table:table-cell>
          <table:table-cell table:number-columns-repeated="2"/>
          <table:table-cell office:value-type="float" office:value="0.0753684" calcext:value-type="float">
            <text:p>0,0753684</text:p>
          </table:table-cell>
          <table:table-cell office:value-type="float" office:value="0.119721" calcext:value-type="float">
            <text:p>0,119721</text:p>
          </table:table-cell>
        </table:table-row>
        <table:table-row table:style-name="ro1">
          <table:table-cell office:value-type="float" office:value="0.0016774" calcext:value-type="float">
            <text:p>0,0016774</text:p>
          </table:table-cell>
          <table:table-cell office:value-type="float" office:value="0.0000000940546" calcext:value-type="float">
            <text:p>9,41E-008</text:p>
          </table:table-cell>
          <table:table-cell table:formula="of:=[.C24]+1" office:value-type="float" office:value="24" calcext:value-type="float">
            <text:p>24</text:p>
          </table:table-cell>
          <table:table-cell table:number-columns-repeated="2"/>
          <table:table-cell office:value-type="float" office:value="0.000508365" calcext:value-type="float">
            <text:p>0,000508365</text:p>
          </table:table-cell>
          <table:table-cell table:style-name="Default" office:value-type="float" office:value="0.00310369" calcext:value-type="float">
            <text:p>0,00310369</text:p>
          </table:table-cell>
          <table:table-cell table:number-columns-repeated="2"/>
          <table:table-cell office:value-type="float" office:value="0.0599302" calcext:value-type="float">
            <text:p>0,0599302</text:p>
          </table:table-cell>
          <table:table-cell office:value-type="float" office:value="0.104311" calcext:value-type="float">
            <text:p>0,104311</text:p>
          </table:table-cell>
        </table:table-row>
        <table:table-row table:style-name="ro1">
          <table:table-cell office:value-type="float" office:value="0.00615501" calcext:value-type="float">
            <text:p>0,00615501</text:p>
          </table:table-cell>
          <table:table-cell table:style-name="Default" office:value-type="float" office:value="0.00531837" calcext:value-type="float">
            <text:p>0,00531837</text:p>
          </table:table-cell>
          <table:table-cell table:formula="of:=[.C25]+1" office:value-type="float" office:value="25" calcext:value-type="float">
            <text:p>25</text:p>
          </table:table-cell>
          <table:table-cell table:number-columns-repeated="2"/>
          <table:table-cell office:value-type="float" office:value="0.00208901" calcext:value-type="float">
            <text:p>0,00208901</text:p>
          </table:table-cell>
          <table:table-cell table:style-name="Default" office:value-type="float" office:value="0.000496429" calcext:value-type="float">
            <text:p>0,000496429</text:p>
          </table:table-cell>
          <table:table-cell table:number-columns-repeated="2"/>
          <table:table-cell office:value-type="float" office:value="0.0622155" calcext:value-type="float">
            <text:p>0,0622155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table:style-name="ce1" office:value-type="float" office:value="0.000000000000485216" calcext:value-type="float">
            <text:p>4,85E-013</text:p>
          </table:table-cell>
          <table:table-cell office:value-type="float" office:value="0.000000000330886" calcext:value-type="float">
            <text:p>3,31E-010</text:p>
          </table:table-cell>
          <table:table-cell table:formula="of:=[.C26]+1" office:value-type="float" office:value="26" calcext:value-type="float">
            <text:p>26</text:p>
          </table:table-cell>
          <table:table-cell table:number-columns-repeated="2"/>
          <table:table-cell table:style-name="ce1" office:value-type="float" office:value="0.00000033885" calcext:value-type="float">
            <text:p>3,39E-007</text:p>
          </table:table-cell>
          <table:table-cell office:value-type="float" office:value="0.0000540376" calcext:value-type="float">
            <text:p>5,40E-005</text:p>
          </table:table-cell>
          <table:table-cell table:number-columns-repeated="2"/>
          <table:table-cell office:value-type="float" office:value="0.0759996" calcext:value-type="float">
            <text:p>0,0759996</text:p>
          </table:table-cell>
          <table:table-cell office:value-type="float" office:value="0.0759997" calcext:value-type="float">
            <text:p>0,0759997</text:p>
          </table:table-cell>
        </table:table-row>
        <table:table-row table:style-name="ro1">
          <table:table-cell office:value-type="float" office:value="0.00332551" calcext:value-type="float">
            <text:p>0,00332551</text:p>
          </table:table-cell>
          <table:table-cell office:value-type="float" office:value="0.000000000952445" calcext:value-type="float">
            <text:p>9,52E-010</text:p>
          </table:table-cell>
          <table:table-cell table:formula="of:=[.C27]+1" office:value-type="float" office:value="27" calcext:value-type="float">
            <text:p>27</text:p>
          </table:table-cell>
          <table:table-cell table:number-columns-repeated="2"/>
          <table:table-cell table:style-name="ce1" office:value-type="float" office:value="0.0000401983" calcext:value-type="float">
            <text:p>4,02E-005</text:p>
          </table:table-cell>
          <table:table-cell table:style-name="Default" office:value-type="float" office:value="0.00466231" calcext:value-type="float">
            <text:p>0,00466231</text:p>
          </table:table-cell>
          <table:table-cell table:number-columns-repeated="2"/>
          <table:table-cell office:value-type="float" office:value="0.0249229" calcext:value-type="float">
            <text:p>0,0249229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table:style-name="ce1" office:value-type="float" office:value="0.0000743507" calcext:value-type="float">
            <text:p>7,44E-005</text:p>
          </table:table-cell>
          <table:table-cell office:value-type="float" office:value="0.000000000000491234" calcext:value-type="float">
            <text:p>4,91E-013</text:p>
          </table:table-cell>
          <table:table-cell table:formula="of:=[.C28]+1" office:value-type="float" office:value="28" calcext:value-type="float">
            <text:p>28</text:p>
          </table:table-cell>
          <table:table-cell table:number-columns-repeated="2"/>
          <table:table-cell table:style-name="ce1" office:value-type="float" office:value="0.0000876337" calcext:value-type="float">
            <text:p>8,76E-005</text:p>
          </table:table-cell>
          <table:table-cell office:value-type="float" office:value="0.000000000712976" calcext:value-type="float">
            <text:p>7,13E-010</text:p>
          </table:table-cell>
          <table:table-cell table:number-columns-repeated="2"/>
          <table:table-cell office:value-type="float" office:value="0.0612502" calcext:value-type="float">
            <text:p>0,0612502</text:p>
          </table:table-cell>
          <table:table-cell office:value-type="float" office:value="0.117689" calcext:value-type="float">
            <text:p>0,117689</text:p>
          </table:table-cell>
        </table:table-row>
        <table:table-row table:style-name="ro1">
          <table:table-cell office:value-type="float" office:value="0.00156163" calcext:value-type="float">
            <text:p>0,00156163</text:p>
          </table:table-cell>
          <table:table-cell office:value-type="float" office:value="3.5089E-017" calcext:value-type="float">
            <text:p>3,51E-017</text:p>
          </table:table-cell>
          <table:table-cell table:formula="of:=[.C29]+1" office:value-type="float" office:value="29" calcext:value-type="float">
            <text:p>29</text:p>
          </table:table-cell>
          <table:table-cell table:number-columns-repeated="2"/>
          <table:table-cell office:value-type="float" office:value="0.0189303" calcext:value-type="float">
            <text:p>0,0189303</text:p>
          </table:table-cell>
          <table:table-cell office:value-type="float" office:value="6.02406E-015" calcext:value-type="float">
            <text:p>6,02E-015</text:p>
          </table:table-cell>
          <table:table-cell table:number-columns-repeated="2"/>
          <table:table-cell office:value-type="float" office:value="0.109569" calcext:value-type="float">
            <text:p>0,109569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office:value-type="float" office:value="0.0162178" calcext:value-type="float">
            <text:p>0,0162178</text:p>
          </table:table-cell>
          <table:table-cell office:value-type="float" office:value="1.02678E-018" calcext:value-type="float">
            <text:p>1,03E-018</text:p>
          </table:table-cell>
          <table:table-cell table:formula="of:=[.C30]+1" office:value-type="float" office:value="30" calcext:value-type="float">
            <text:p>30</text:p>
          </table:table-cell>
          <table:table-cell table:number-columns-repeated="2"/>
          <table:table-cell office:value-type="float" office:value="0.00811725" calcext:value-type="float">
            <text:p>0,00811725</text:p>
          </table:table-cell>
          <table:table-cell office:value-type="float" office:value="0.000000000000054817" calcext:value-type="float">
            <text:p>5,48E-014</text:p>
          </table:table-cell>
          <table:table-cell table:number-columns-repeated="2"/>
          <table:table-cell office:value-type="float" office:value="0.132225" calcext:value-type="float">
            <text:p>0,132225</text:p>
          </table:table-cell>
          <table:table-cell office:value-type="float" office:value="0.123142" calcext:value-type="float">
            <text:p>0,123142</text:p>
          </table:table-cell>
        </table:table-row>
        <table:table-row table:style-name="ro1">
          <table:table-cell table:style-name="ce1" office:value-type="float" office:value="0.0000574116" calcext:value-type="float">
            <text:p>5,74E-005</text:p>
          </table:table-cell>
          <table:table-cell table:style-name="Default" office:value-type="float" office:value="0.000871384" calcext:value-type="float">
            <text:p>0,000871384</text:p>
          </table:table-cell>
          <table:table-cell table:formula="of:=[.C31]+1" office:value-type="float" office:value="31" calcext:value-type="float">
            <text:p>31</text:p>
          </table:table-cell>
          <table:table-cell table:number-columns-repeated="2"/>
          <table:table-cell office:value-type="float" office:value="0.00326849" calcext:value-type="float">
            <text:p>0,00326849</text:p>
          </table:table-cell>
          <table:table-cell table:style-name="Default" office:value-type="float" office:value="0.0277462" calcext:value-type="float">
            <text:p>0,0277462</text:p>
          </table:table-cell>
          <table:table-cell table:number-columns-repeated="2"/>
          <table:table-cell office:value-type="float" office:value="0.0621295" calcext:value-type="float">
            <text:p>0,0621295</text:p>
          </table:table-cell>
          <table:table-cell office:value-type="float" office:value="0.116" calcext:value-type="float">
            <text:p>0,116</text:p>
          </table:table-cell>
        </table:table-row>
        <table:table-row table:style-name="ro1">
          <table:table-cell table:style-name="ce1" office:value-type="float" office:value="0.0000878204" calcext:value-type="float">
            <text:p>8,78E-005</text:p>
          </table:table-cell>
          <table:table-cell table:style-name="Default" office:value-type="float" office:value="0.00759658" calcext:value-type="float">
            <text:p>0,00759658</text:p>
          </table:table-cell>
          <table:table-cell table:formula="of:=[.C32]+1" office:value-type="float" office:value="32" calcext:value-type="float">
            <text:p>32</text:p>
          </table:table-cell>
          <table:table-cell table:number-columns-repeated="2"/>
          <table:table-cell office:value-type="float" office:value="0.0274285" calcext:value-type="float">
            <text:p>0,0274285</text:p>
          </table:table-cell>
          <table:table-cell table:style-name="Default" office:value-type="float" office:value="0.00139016" calcext:value-type="float">
            <text:p>0,00139016</text:p>
          </table:table-cell>
          <table:table-cell table:number-columns-repeated="2"/>
          <table:table-cell office:value-type="float" office:value="0.0256664" calcext:value-type="float">
            <text:p>0,0256664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office:value-type="float" office:value="0.00209648" calcext:value-type="float">
            <text:p>0,00209648</text:p>
          </table:table-cell>
          <table:table-cell office:value-type="float" office:value="0.0000000492529" calcext:value-type="float">
            <text:p>4,93E-008</text:p>
          </table:table-cell>
          <table:table-cell table:formula="of:=[.C33]+1" office:value-type="float" office:value="33" calcext:value-type="float">
            <text:p>33</text:p>
          </table:table-cell>
          <table:table-cell table:number-columns-repeated="2"/>
          <table:table-cell office:value-type="float" office:value="0.00989336" calcext:value-type="float">
            <text:p>0,00989336</text:p>
          </table:table-cell>
          <table:table-cell office:value-type="float" office:value="0.00000000153188" calcext:value-type="float">
            <text:p>1,53E-009</text:p>
          </table:table-cell>
          <table:table-cell table:number-columns-repeated="2"/>
          <table:table-cell office:value-type="float" office:value="0.0519261" calcext:value-type="float">
            <text:p>0,0519261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office:value-type="float" office:value="0.121145" calcext:value-type="float">
            <text:p>0,121145</text:p>
          </table:table-cell>
          <table:table-cell office:value-type="float" office:value="9.401E-016" calcext:value-type="float">
            <text:p>9,40E-016</text:p>
          </table:table-cell>
          <table:table-cell table:formula="of:=[.C34]+1" office:value-type="float" office:value="34" calcext:value-type="float">
            <text:p>34</text:p>
          </table:table-cell>
          <table:table-cell table:number-columns-repeated="2"/>
          <table:table-cell office:value-type="float" office:value="0.0070153" calcext:value-type="float">
            <text:p>0,0070153</text:p>
          </table:table-cell>
          <table:table-cell table:style-name="Default" office:value-type="float" office:value="0.000796187" calcext:value-type="float">
            <text:p>0,000796187</text:p>
          </table:table-cell>
          <table:table-cell table:number-columns-repeated="2"/>
          <table:table-cell office:value-type="float" office:value="0.115767" calcext:value-type="float">
            <text:p>0,115767</text:p>
          </table:table-cell>
          <table:table-cell office:value-type="float" office:value="0.115998" calcext:value-type="float">
            <text:p>0,115998</text:p>
          </table:table-cell>
        </table:table-row>
        <table:table-row table:style-name="ro1">
          <table:table-cell table:style-name="ce1" office:value-type="float" office:value="0.000000000127348" calcext:value-type="float">
            <text:p>1,27E-010</text:p>
          </table:table-cell>
          <table:table-cell office:value-type="float" office:value="0.000000000214368" calcext:value-type="float">
            <text:p>2,14E-010</text:p>
          </table:table-cell>
          <table:table-cell table:formula="of:=[.C35]+1" office:value-type="float" office:value="35" calcext:value-type="float">
            <text:p>35</text:p>
          </table:table-cell>
          <table:table-cell table:number-columns-repeated="2"/>
          <table:table-cell table:style-name="ce1" office:value-type="float" office:value="0.000000338022" calcext:value-type="float">
            <text:p>3,38E-007</text:p>
          </table:table-cell>
          <table:table-cell table:style-name="Default" office:value-type="float" office:value="0.000707322" calcext:value-type="float">
            <text:p>0,000707322</text:p>
          </table:table-cell>
          <table:table-cell table:number-columns-repeated="2"/>
          <table:table-cell office:value-type="float" office:value="0.075988" calcext:value-type="float">
            <text:p>0,075988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office:value-type="float" office:value="0.000525593" calcext:value-type="float">
            <text:p>0,000525593</text:p>
          </table:table-cell>
          <table:table-cell office:value-type="float" office:value="0.00000000000931473" calcext:value-type="float">
            <text:p>9,31E-012</text:p>
          </table:table-cell>
          <table:table-cell table:formula="of:=[.C36]+1" office:value-type="float" office:value="36" calcext:value-type="float">
            <text:p>36</text:p>
          </table:table-cell>
          <table:table-cell table:number-columns-repeated="2"/>
          <table:table-cell office:value-type="float" office:value="0.013977" calcext:value-type="float">
            <text:p>0,013977</text:p>
          </table:table-cell>
          <table:table-cell office:value-type="float" office:value="0.000000000233153" calcext:value-type="float">
            <text:p>2,33E-010</text:p>
          </table:table-cell>
          <table:table-cell table:number-columns-repeated="2"/>
          <table:table-cell office:value-type="float" office:value="0.115909" calcext:value-type="float">
            <text:p>0,115909</text:p>
          </table:table-cell>
          <table:table-cell office:value-type="float" office:value="0.0300209" calcext:value-type="float">
            <text:p>0,0300209</text:p>
          </table:table-cell>
        </table:table-row>
        <table:table-row table:style-name="ro1">
          <table:table-cell office:value-type="float" office:value="0.00665861" calcext:value-type="float">
            <text:p>0,00665861</text:p>
          </table:table-cell>
          <table:table-cell office:value-type="float" office:value="1.10711E-021" calcext:value-type="float">
            <text:p>1,11E-021</text:p>
          </table:table-cell>
          <table:table-cell table:formula="of:=[.C37]+1" office:value-type="float" office:value="37" calcext:value-type="float">
            <text:p>37</text:p>
          </table:table-cell>
          <table:table-cell table:number-columns-repeated="2"/>
          <table:table-cell office:value-type="float" office:value="0.00220331" calcext:value-type="float">
            <text:p>0,00220331</text:p>
          </table:table-cell>
          <table:table-cell office:value-type="float" office:value="0.0000000001653" calcext:value-type="float">
            <text:p>1,65E-010</text:p>
          </table:table-cell>
          <table:table-cell table:number-columns-repeated="2"/>
          <table:table-cell office:value-type="float" office:value="0.11541" calcext:value-type="float">
            <text:p>0,11541</text:p>
          </table:table-cell>
          <table:table-cell office:value-type="float" office:value="0.135999" calcext:value-type="float">
            <text:p>0,135999</text:p>
          </table:table-cell>
        </table:table-row>
        <table:table-row table:style-name="ro1">
          <table:table-cell office:value-type="float" office:value="0.0239353" calcext:value-type="float">
            <text:p>0,0239353</text:p>
          </table:table-cell>
          <table:table-cell office:value-type="float" office:value="0.000000000000294604" calcext:value-type="float">
            <text:p>2,95E-013</text:p>
          </table:table-cell>
          <table:table-cell table:formula="of:=[.C38]+1" office:value-type="float" office:value="38" calcext:value-type="float">
            <text:p>38</text:p>
          </table:table-cell>
          <table:table-cell table:number-columns-repeated="2"/>
          <table:table-cell office:value-type="float" office:value="0.00811523" calcext:value-type="float">
            <text:p>0,00811523</text:p>
          </table:table-cell>
          <table:table-cell table:style-name="Default" office:value-type="float" office:value="0.000952309" calcext:value-type="float">
            <text:p>0,000952309</text:p>
          </table:table-cell>
          <table:table-cell table:number-columns-repeated="2"/>
          <table:table-cell office:value-type="float" office:value="0.0906864" calcext:value-type="float">
            <text:p>0,0906864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table:style-name="ce1" office:value-type="float" office:value="0.0000000000188279" calcext:value-type="float">
            <text:p>1,88E-011</text:p>
          </table:table-cell>
          <table:table-cell office:value-type="float" office:value="0.00000000000085206" calcext:value-type="float">
            <text:p>8,52E-013</text:p>
          </table:table-cell>
          <table:table-cell table:formula="of:=[.C39]+1" office:value-type="float" office:value="39" calcext:value-type="float">
            <text:p>39</text:p>
          </table:table-cell>
          <table:table-cell table:number-columns-repeated="2"/>
          <table:table-cell table:style-name="ce1" office:value-type="float" office:value="0.000000029794" calcext:value-type="float">
            <text:p>2,98E-008</text:p>
          </table:table-cell>
          <table:table-cell office:value-type="float" office:value="0.00000000251178" calcext:value-type="float">
            <text:p>2,51E-009</text:p>
          </table:table-cell>
          <table:table-cell table:number-columns-repeated="2"/>
          <table:table-cell office:value-type="float" office:value="0.0759982" calcext:value-type="float">
            <text:p>0,0759982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table:style-name="ce1" office:value-type="float" office:value="0.00000272852" calcext:value-type="float">
            <text:p>2,73E-006</text:p>
          </table:table-cell>
          <table:table-cell office:value-type="float" office:value="0.000000699146" calcext:value-type="float">
            <text:p>6,99E-007</text:p>
          </table:table-cell>
          <table:table-cell table:formula="of:=[.C40]+1" office:value-type="float" office:value="40" calcext:value-type="float">
            <text:p>40</text:p>
          </table:table-cell>
          <table:table-cell table:number-columns-repeated="2"/>
          <table:table-cell office:value-type="float" office:value="0.0104906" calcext:value-type="float">
            <text:p>0,0104906</text:p>
          </table:table-cell>
          <table:table-cell table:style-name="Default" office:value-type="float" office:value="0.00639748" calcext:value-type="float">
            <text:p>0,00639748</text:p>
          </table:table-cell>
          <table:table-cell table:number-columns-repeated="2"/>
          <table:table-cell office:value-type="float" office:value="0.0733995" calcext:value-type="float">
            <text:p>0,0733995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office:value-type="float" office:value="0.00075812" calcext:value-type="float">
            <text:p>0,00075812</text:p>
          </table:table-cell>
          <table:table-cell office:value-type="float" office:value="0.0000658558" calcext:value-type="float">
            <text:p>6,59E-005</text:p>
          </table:table-cell>
          <table:table-cell table:formula="of:=[.C41]+1" office:value-type="float" office:value="41" calcext:value-type="float">
            <text:p>41</text:p>
          </table:table-cell>
          <table:table-cell table:number-columns-repeated="2"/>
          <table:table-cell office:value-type="float" office:value="0.00713677" calcext:value-type="float">
            <text:p>0,00713677</text:p>
          </table:table-cell>
          <table:table-cell office:value-type="float" office:value="7.68251E-015" calcext:value-type="float">
            <text:p>7,68E-015</text:p>
          </table:table-cell>
          <table:table-cell table:number-columns-repeated="2"/>
          <table:table-cell office:value-type="float" office:value="0.0619753" calcext:value-type="float">
            <text:p>0,0619753</text:p>
          </table:table-cell>
          <table:table-cell office:value-type="float" office:value="0.115536" calcext:value-type="float">
            <text:p>0,115536</text:p>
          </table:table-cell>
        </table:table-row>
        <table:table-row table:style-name="ro1">
          <table:table-cell office:value-type="float" office:value="0.0302968" calcext:value-type="float">
            <text:p>0,0302968</text:p>
          </table:table-cell>
          <table:table-cell office:value-type="float" office:value="0.00000000215584" calcext:value-type="float">
            <text:p>2,16E-009</text:p>
          </table:table-cell>
          <table:table-cell table:formula="of:=[.C42]+1" office:value-type="float" office:value="42" calcext:value-type="float">
            <text:p>42</text:p>
          </table:table-cell>
          <table:table-cell table:number-columns-repeated="2"/>
          <table:table-cell office:value-type="float" office:value="0.0122074" calcext:value-type="float">
            <text:p>0,0122074</text:p>
          </table:table-cell>
          <table:table-cell table:style-name="Default" office:value-type="float" office:value="0.00098723" calcext:value-type="float">
            <text:p>0,00098723</text:p>
          </table:table-cell>
          <table:table-cell table:number-columns-repeated="2"/>
          <table:table-cell office:value-type="float" office:value="0.0339464" calcext:value-type="float">
            <text:p>0,0339464</text:p>
          </table:table-cell>
          <table:table-cell office:value-type="float" office:value="0.0481938" calcext:value-type="float">
            <text:p>0,0481938</text:p>
          </table:table-cell>
        </table:table-row>
        <table:table-row table:style-name="ro1">
          <table:table-cell office:value-type="float" office:value="0.0274135" calcext:value-type="float">
            <text:p>0,0274135</text:p>
          </table:table-cell>
          <table:table-cell office:value-type="float" office:value="4.09873E-021" calcext:value-type="float">
            <text:p>4,10E-021</text:p>
          </table:table-cell>
          <table:table-cell table:formula="of:=[.C43]+1" office:value-type="float" office:value="43" calcext:value-type="float">
            <text:p>43</text:p>
          </table:table-cell>
          <table:table-cell table:number-columns-repeated="2"/>
          <table:table-cell office:value-type="float" office:value="0.00890754" calcext:value-type="float">
            <text:p>0,00890754</text:p>
          </table:table-cell>
          <table:table-cell table:style-name="Default" office:value-type="float" office:value="0.000139992" calcext:value-type="float">
            <text:p>0,000139992</text:p>
          </table:table-cell>
          <table:table-cell table:number-columns-repeated="2"/>
          <table:table-cell office:value-type="float" office:value="0.12101" calcext:value-type="float">
            <text:p>0,12101</text:p>
          </table:table-cell>
          <table:table-cell office:value-type="float" office:value="0.112376" calcext:value-type="float">
            <text:p>0,112376</text:p>
          </table:table-cell>
        </table:table-row>
        <table:table-row table:style-name="ro1">
          <table:table-cell office:value-type="float" office:value="0.00456166" calcext:value-type="float">
            <text:p>0,00456166</text:p>
          </table:table-cell>
          <table:table-cell office:value-type="float" office:value="0.00000328975" calcext:value-type="float">
            <text:p>3,29E-006</text:p>
          </table:table-cell>
          <table:table-cell table:formula="of:=[.C44]+1" office:value-type="float" office:value="44" calcext:value-type="float">
            <text:p>44</text:p>
          </table:table-cell>
          <table:table-cell table:number-columns-repeated="2"/>
          <table:table-cell office:value-type="float" office:value="0.000921679" calcext:value-type="float">
            <text:p>0,000921679</text:p>
          </table:table-cell>
          <table:table-cell office:value-type="float" office:value="0.00000000253702" calcext:value-type="float">
            <text:p>2,54E-009</text:p>
          </table:table-cell>
          <table:table-cell table:number-columns-repeated="2"/>
          <table:table-cell office:value-type="float" office:value="0.0548389" calcext:value-type="float">
            <text:p>0,0548389</text:p>
          </table:table-cell>
          <table:table-cell office:value-type="float" office:value="0.116" calcext:value-type="float">
            <text:p>0,116</text:p>
          </table:table-cell>
        </table:table-row>
        <table:table-row table:style-name="ro1">
          <table:table-cell office:value-type="float" office:value="0.00283402" calcext:value-type="float">
            <text:p>0,00283402</text:p>
          </table:table-cell>
          <table:table-cell office:value-type="float" office:value="1.32054E-019" calcext:value-type="float">
            <text:p>1,32E-019</text:p>
          </table:table-cell>
          <table:table-cell table:formula="of:=[.C45]+1" office:value-type="float" office:value="45" calcext:value-type="float">
            <text:p>45</text:p>
          </table:table-cell>
          <table:table-cell table:number-columns-repeated="2"/>
          <table:table-cell office:value-type="float" office:value="0.00845098" calcext:value-type="float">
            <text:p>0,00845098</text:p>
          </table:table-cell>
          <table:table-cell table:style-name="Default" office:value-type="float" office:value="0.0064374" calcext:value-type="float">
            <text:p>0,0064374</text:p>
          </table:table-cell>
          <table:table-cell table:number-columns-repeated="2"/>
          <table:table-cell office:value-type="float" office:value="0.0714246" calcext:value-type="float">
            <text:p>0,0714246</text:p>
          </table:table-cell>
          <table:table-cell office:value-type="float" office:value="0.135998" calcext:value-type="float">
            <text:p>0,135998</text:p>
          </table:table-cell>
        </table:table-row>
        <table:table-row table:style-name="ro1">
          <table:table-cell office:value-type="float" office:value="0.00183928" calcext:value-type="float">
            <text:p>0,00183928</text:p>
          </table:table-cell>
          <table:table-cell table:style-name="Default" office:value-type="float" office:value="0.0330883" calcext:value-type="float">
            <text:p>0,0330883</text:p>
          </table:table-cell>
          <table:table-cell table:formula="of:=[.C46]+1" office:value-type="float" office:value="46" calcext:value-type="float">
            <text:p>46</text:p>
          </table:table-cell>
          <table:table-cell table:number-columns-repeated="2"/>
          <table:table-cell office:value-type="float" office:value="0.000273081" calcext:value-type="float">
            <text:p>0,000273081</text:p>
          </table:table-cell>
          <table:table-cell office:value-type="float" office:value="0.00000000000718793" calcext:value-type="float">
            <text:p>7,19E-012</text:p>
          </table:table-cell>
          <table:table-cell table:number-columns-repeated="2"/>
          <table:table-cell office:value-type="float" office:value="0.0603647" calcext:value-type="float">
            <text:p>0,0603647</text:p>
          </table:table-cell>
          <table:table-cell office:value-type="float" office:value="0.0800319" calcext:value-type="float">
            <text:p>0,0800319</text:p>
          </table:table-cell>
        </table:table-row>
        <table:table-row table:style-name="ro1">
          <table:table-cell office:value-type="float" office:value="0.000521954" calcext:value-type="float">
            <text:p>0,000521954</text:p>
          </table:table-cell>
          <table:table-cell table:style-name="Default" office:value-type="float" office:value="0.0597852" calcext:value-type="float">
            <text:p>0,0597852</text:p>
          </table:table-cell>
          <table:table-cell table:formula="of:=[.C47]+1" office:value-type="float" office:value="47" calcext:value-type="float">
            <text:p>47</text:p>
          </table:table-cell>
          <table:table-cell table:number-columns-repeated="2"/>
          <table:table-cell office:value-type="float" office:value="0.00872941" calcext:value-type="float">
            <text:p>0,00872941</text:p>
          </table:table-cell>
          <table:table-cell office:value-type="float" office:value="0.0000000943741" calcext:value-type="float">
            <text:p>9,44E-008</text:p>
          </table:table-cell>
          <table:table-cell table:number-columns-repeated="2"/>
          <table:table-cell office:value-type="float" office:value="0.0520237" calcext:value-type="float">
            <text:p>0,0520237</text:p>
          </table:table-cell>
          <table:table-cell office:value-type="float" office:value="0.11362" calcext:value-type="float">
            <text:p>0,11362</text:p>
          </table:table-cell>
        </table:table-row>
        <table:table-row table:style-name="ro1">
          <table:table-cell office:value-type="float" office:value="0.00151572" calcext:value-type="float">
            <text:p>0,00151572</text:p>
          </table:table-cell>
          <table:table-cell table:style-name="Default" office:value-type="float" office:value="0.105058" calcext:value-type="float">
            <text:p>0,105058</text:p>
          </table:table-cell>
          <table:table-cell table:formula="of:=[.C48]+1" office:value-type="float" office:value="48" calcext:value-type="float">
            <text:p>48</text:p>
          </table:table-cell>
          <table:table-cell table:number-columns-repeated="2"/>
          <table:table-cell office:value-type="float" office:value="0.000258233" calcext:value-type="float">
            <text:p>0,000258233</text:p>
          </table:table-cell>
          <table:table-cell office:value-type="float" office:value="0.000000000423077" calcext:value-type="float">
            <text:p>4,23E-010</text:p>
          </table:table-cell>
          <table:table-cell table:number-columns-repeated="2"/>
          <table:table-cell office:value-type="float" office:value="0.0559863" calcext:value-type="float">
            <text:p>0,0559863</text:p>
          </table:table-cell>
          <table:table-cell office:value-type="float" office:value="0.115798" calcext:value-type="float">
            <text:p>0,115798</text:p>
          </table:table-cell>
        </table:table-row>
        <table:table-row table:style-name="ro1">
          <table:table-cell office:value-type="float" office:value="0.00421651" calcext:value-type="float">
            <text:p>0,00421651</text:p>
          </table:table-cell>
          <table:table-cell table:style-name="Default" office:value-type="float" office:value="0.000118452" calcext:value-type="float">
            <text:p>0,000118452</text:p>
          </table:table-cell>
          <table:table-cell table:formula="of:=[.C49]+1" office:value-type="float" office:value="49" calcext:value-type="float">
            <text:p>49</text:p>
          </table:table-cell>
          <table:table-cell table:number-columns-repeated="2"/>
          <table:table-cell office:value-type="float" office:value="0.00161099" calcext:value-type="float">
            <text:p>0,00161099</text:p>
          </table:table-cell>
          <table:table-cell table:style-name="Default" office:value-type="float" office:value="0.000587736" calcext:value-type="float">
            <text:p>0,000587736</text:p>
          </table:table-cell>
          <table:table-cell table:number-columns-repeated="2"/>
          <table:table-cell office:value-type="float" office:value="0.0737103" calcext:value-type="float">
            <text:p>0,0737103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office:value-type="float" office:value="0.000344032" calcext:value-type="float">
            <text:p>0,000344032</text:p>
          </table:table-cell>
          <table:table-cell office:value-type="float" office:value="0.000000000000158214" calcext:value-type="float">
            <text:p>1,58E-013</text:p>
          </table:table-cell>
          <table:table-cell table:formula="of:=[.C50]+1" office:value-type="float" office:value="50" calcext:value-type="float">
            <text:p>50</text:p>
          </table:table-cell>
          <table:table-cell table:number-columns-repeated="2"/>
          <table:table-cell office:value-type="float" office:value="0.00791889" calcext:value-type="float">
            <text:p>0,00791889</text:p>
          </table:table-cell>
          <table:table-cell office:value-type="float" office:value="9.53792E-021" calcext:value-type="float">
            <text:p>9,54E-021</text:p>
          </table:table-cell>
          <table:table-cell table:number-columns-repeated="2"/>
          <table:table-cell office:value-type="float" office:value="0.104616" calcext:value-type="float">
            <text:p>0,104616</text:p>
          </table:table-cell>
          <table:table-cell office:value-type="float" office:value="0.135978" calcext:value-type="float">
            <text:p>0,135978</text:p>
          </table:table-cell>
        </table:table-row>
        <table:table-row table:style-name="ro1">
          <table:table-cell table:style-name="ce1" office:value-type="float" office:value="0.0000154413" calcext:value-type="float">
            <text:p>1,54E-005</text:p>
          </table:table-cell>
          <table:table-cell office:value-type="float" office:value="0.0000000000123109" calcext:value-type="float">
            <text:p>1,23E-011</text:p>
          </table:table-cell>
          <table:table-cell table:formula="of:=[.C51]+1" office:value-type="float" office:value="51" calcext:value-type="float">
            <text:p>51</text:p>
          </table:table-cell>
          <table:table-cell table:number-columns-repeated="2"/>
          <table:table-cell table:style-name="ce1" office:value-type="float" office:value="0.0000133217" calcext:value-type="float">
            <text:p>1,33E-005</text:p>
          </table:table-cell>
          <table:table-cell office:value-type="float" office:value="5.01183E-015" calcext:value-type="float">
            <text:p>5,01E-015</text:p>
          </table:table-cell>
          <table:table-cell table:number-columns-repeated="2"/>
          <table:table-cell office:value-type="float" office:value="0.0734208" calcext:value-type="float">
            <text:p>0,0734208</text:p>
          </table:table-cell>
          <table:table-cell office:value-type="float" office:value="0.11544" calcext:value-type="float">
            <text:p>0,11544</text:p>
          </table:table-cell>
        </table:table-row>
        <table:table-row table:style-name="ro1">
          <table:table-cell table:style-name="ce1" office:value-type="float" office:value="0.000000025159" calcext:value-type="float">
            <text:p>2,52E-008</text:p>
          </table:table-cell>
          <table:table-cell table:style-name="Default" office:value-type="float" office:value="0.0321099" calcext:value-type="float">
            <text:p>0,0321099</text:p>
          </table:table-cell>
          <table:table-cell table:formula="of:=[.C52]+1" office:value-type="float" office:value="52" calcext:value-type="float">
            <text:p>52</text:p>
          </table:table-cell>
          <table:table-cell table:number-columns-repeated="2"/>
          <table:table-cell table:style-name="ce1" office:value-type="float" office:value="0.0000123075" calcext:value-type="float">
            <text:p>1,23E-005</text:p>
          </table:table-cell>
          <table:table-cell office:value-type="float" office:value="0.0000345932" calcext:value-type="float">
            <text:p>3,46E-005</text:p>
          </table:table-cell>
          <table:table-cell table:number-columns-repeated="2"/>
          <table:table-cell office:value-type="float" office:value="0.135943" calcext:value-type="float">
            <text:p>0,135943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table:style-name="ce1" office:value-type="float" office:value="0.000000775175" calcext:value-type="float">
            <text:p>7,75E-007</text:p>
          </table:table-cell>
          <table:table-cell office:value-type="float" office:value="0.000000000000617731" calcext:value-type="float">
            <text:p>6,18E-013</text:p>
          </table:table-cell>
          <table:table-cell table:formula="of:=[.C53]+1" office:value-type="float" office:value="53" calcext:value-type="float">
            <text:p>53</text:p>
          </table:table-cell>
          <table:table-cell table:number-columns-repeated="2"/>
          <table:table-cell office:value-type="float" office:value="0.000133688" calcext:value-type="float">
            <text:p>0,000133688</text:p>
          </table:table-cell>
          <table:table-cell office:value-type="float" office:value="0.000000000000136995" calcext:value-type="float">
            <text:p>1,37E-013</text:p>
          </table:table-cell>
          <table:table-cell table:number-columns-repeated="2"/>
          <table:table-cell office:value-type="float" office:value="0.0755402" calcext:value-type="float">
            <text:p>0,0755402</text:p>
          </table:table-cell>
          <table:table-cell office:value-type="float" office:value="0.135996" calcext:value-type="float">
            <text:p>0,135996</text:p>
          </table:table-cell>
        </table:table-row>
        <table:table-row table:style-name="ro1">
          <table:table-cell office:value-type="float" office:value="0.0243728" calcext:value-type="float">
            <text:p>0,0243728</text:p>
          </table:table-cell>
          <table:table-cell table:style-name="Default" office:value-type="float" office:value="0.00681597" calcext:value-type="float">
            <text:p>0,00681597</text:p>
          </table:table-cell>
          <table:table-cell table:formula="of:=[.C54]+1" office:value-type="float" office:value="54" calcext:value-type="float">
            <text:p>54</text:p>
          </table:table-cell>
          <table:table-cell table:number-columns-repeated="2"/>
          <table:table-cell office:value-type="float" office:value="0.0146518" calcext:value-type="float">
            <text:p>0,0146518</text:p>
          </table:table-cell>
          <table:table-cell table:style-name="Default" office:value-type="float" office:value="0.00183987" calcext:value-type="float">
            <text:p>0,00183987</text:p>
          </table:table-cell>
          <table:table-cell table:number-columns-repeated="2"/>
          <table:table-cell office:value-type="float" office:value="0.0982856" calcext:value-type="float">
            <text:p>0,0982856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office:value-type="float" office:value="0.00994963" calcext:value-type="float">
            <text:p>0,00994963</text:p>
          </table:table-cell>
          <table:table-cell office:value-type="float" office:value="0.0000000000193675" calcext:value-type="float">
            <text:p>1,94E-011</text:p>
          </table:table-cell>
          <table:table-cell table:formula="of:=[.C55]+1" office:value-type="float" office:value="55" calcext:value-type="float">
            <text:p>55</text:p>
          </table:table-cell>
          <table:table-cell table:number-columns-repeated="2"/>
          <table:table-cell office:value-type="float" office:value="0.00485743" calcext:value-type="float">
            <text:p>0,00485743</text:p>
          </table:table-cell>
          <table:table-cell office:value-type="float" office:value="2.06153E-028" calcext:value-type="float">
            <text:p>2,06E-028</text:p>
          </table:table-cell>
          <table:table-cell table:number-columns-repeated="2"/>
          <table:table-cell office:value-type="float" office:value="0.104376" calcext:value-type="float">
            <text:p>0,104376</text:p>
          </table:table-cell>
          <table:table-cell office:value-type="float" office:value="0.116" calcext:value-type="float">
            <text:p>0,116</text:p>
          </table:table-cell>
        </table:table-row>
        <table:table-row table:style-name="ro1">
          <table:table-cell office:value-type="float" office:value="0.0280304" calcext:value-type="float">
            <text:p>0,0280304</text:p>
          </table:table-cell>
          <table:table-cell office:value-type="float" office:value="1.27388E-019" calcext:value-type="float">
            <text:p>1,27E-019</text:p>
          </table:table-cell>
          <table:table-cell table:formula="of:=[.C56]+1" office:value-type="float" office:value="56" calcext:value-type="float">
            <text:p>56</text:p>
          </table:table-cell>
          <table:table-cell table:number-columns-repeated="2"/>
          <table:table-cell office:value-type="float" office:value="0.0226294" calcext:value-type="float">
            <text:p>0,0226294</text:p>
          </table:table-cell>
          <table:table-cell table:style-name="Default" office:value-type="float" office:value="0.00292138" calcext:value-type="float">
            <text:p>0,00292138</text:p>
          </table:table-cell>
          <table:table-cell table:number-columns-repeated="2"/>
          <table:table-cell office:value-type="float" office:value="0.102118" calcext:value-type="float">
            <text:p>0,102118</text:p>
          </table:table-cell>
          <table:table-cell office:value-type="float" office:value="0.116" calcext:value-type="float">
            <text:p>0,116</text:p>
          </table:table-cell>
        </table:table-row>
        <table:table-row table:style-name="ro1">
          <table:table-cell office:value-type="float" office:value="0.0168952" calcext:value-type="float">
            <text:p>0,0168952</text:p>
          </table:table-cell>
          <table:table-cell office:value-type="float" office:value="1.07913E-021" calcext:value-type="float">
            <text:p>1,08E-021</text:p>
          </table:table-cell>
          <table:table-cell table:formula="of:=[.C57]+1" office:value-type="float" office:value="57" calcext:value-type="float">
            <text:p>57</text:p>
          </table:table-cell>
          <table:table-cell table:number-columns-repeated="2"/>
          <table:table-cell office:value-type="float" office:value="0.0139982" calcext:value-type="float">
            <text:p>0,0139982</text:p>
          </table:table-cell>
          <table:table-cell office:value-type="float" office:value="0.0000010047" calcext:value-type="float">
            <text:p>1,00E-006</text:p>
          </table:table-cell>
          <table:table-cell table:number-columns-repeated="2"/>
          <table:table-cell office:value-type="float" office:value="0.0567834" calcext:value-type="float">
            <text:p>0,0567834</text:p>
          </table:table-cell>
          <table:table-cell office:value-type="float" office:value="0.0370417" calcext:value-type="float">
            <text:p>0,0370417</text:p>
          </table:table-cell>
        </table:table-row>
        <table:table-row table:style-name="ro1">
          <table:table-cell table:style-name="ce1" office:value-type="float" office:value="0.00000159379" calcext:value-type="float">
            <text:p>1,59E-006</text:p>
          </table:table-cell>
          <table:table-cell office:value-type="float" office:value="0.00000564478" calcext:value-type="float">
            <text:p>5,64E-006</text:p>
          </table:table-cell>
          <table:table-cell table:formula="of:=[.C58]+1" office:value-type="float" office:value="58" calcext:value-type="float">
            <text:p>58</text:p>
          </table:table-cell>
          <table:table-cell table:number-columns-repeated="2"/>
          <table:table-cell table:style-name="ce1" office:value-type="float" office:value="0.0000297575" calcext:value-type="float">
            <text:p>2,98E-005</text:p>
          </table:table-cell>
          <table:table-cell table:style-name="Default" office:value-type="float" office:value="0.0102334" calcext:value-type="float">
            <text:p>0,0102334</text:p>
          </table:table-cell>
          <table:table-cell table:number-columns-repeated="2"/>
          <table:table-cell office:value-type="float" office:value="0.0755584" calcext:value-type="float">
            <text:p>0,0755584</text:p>
          </table:table-cell>
          <table:table-cell office:value-type="float" office:value="0.12195" calcext:value-type="float">
            <text:p>0,12195</text:p>
          </table:table-cell>
        </table:table-row>
        <table:table-row table:style-name="ro1">
          <table:table-cell office:value-type="float" office:value="0.00108847" calcext:value-type="float">
            <text:p>0,00108847</text:p>
          </table:table-cell>
          <table:table-cell table:style-name="Default" office:value-type="float" office:value="0.0225971" calcext:value-type="float">
            <text:p>0,0225971</text:p>
          </table:table-cell>
          <table:table-cell table:formula="of:=[.C59]+1" office:value-type="float" office:value="59" calcext:value-type="float">
            <text:p>59</text:p>
          </table:table-cell>
          <table:table-cell table:number-columns-repeated="2"/>
          <table:table-cell office:value-type="float" office:value="0.00642916" calcext:value-type="float">
            <text:p>0,00642916</text:p>
          </table:table-cell>
          <table:table-cell table:style-name="Default" office:value-type="float" office:value="0.000201971" calcext:value-type="float">
            <text:p>0,000201971</text:p>
          </table:table-cell>
          <table:table-cell table:number-columns-repeated="2"/>
          <table:table-cell office:value-type="float" office:value="0.101656" calcext:value-type="float">
            <text:p>0,101656</text:p>
          </table:table-cell>
          <table:table-cell office:value-type="float" office:value="0.116" calcext:value-type="float">
            <text:p>0,116</text:p>
          </table:table-cell>
        </table:table-row>
        <table:table-row table:style-name="ro1">
          <table:table-cell office:value-type="float" office:value="0.000150604" calcext:value-type="float">
            <text:p>0,000150604</text:p>
          </table:table-cell>
          <table:table-cell office:value-type="float" office:value="0.00000000000131341" calcext:value-type="float">
            <text:p>1,31E-012</text:p>
          </table:table-cell>
          <table:table-cell table:formula="of:=[.C60]+1" office:value-type="float" office:value="60" calcext:value-type="float">
            <text:p>60</text:p>
          </table:table-cell>
          <table:table-cell table:number-columns-repeated="2"/>
          <table:table-cell office:value-type="float" office:value="0.00699717" calcext:value-type="float">
            <text:p>0,00699717</text:p>
          </table:table-cell>
          <table:table-cell office:value-type="float" office:value="0.0000000000797524" calcext:value-type="float">
            <text:p>7,98E-011</text:p>
          </table:table-cell>
          <table:table-cell table:number-columns-repeated="2"/>
          <table:table-cell office:value-type="float" office:value="0.0703929" calcext:value-type="float">
            <text:p>0,0703929</text:p>
          </table:table-cell>
          <table:table-cell office:value-type="float" office:value="0.134593" calcext:value-type="float">
            <text:p>0,1345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6:28:39.681698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5:23:11.722955699</meta:creation-date>
    <dc:date>2017-03-01T16:41:06.839791908</dc:date>
    <meta:editing-duration>PT23M22S</meta:editing-duration>
    <meta:editing-cycles>2</meta:editing-cycles>
    <meta:generator>LibreOffice/4.2.8.2$Linux_X86_64 LibreOffice_project/420m0$Build-2</meta:generator>
    <meta:document-statistic meta:table-count="1" meta:cell-count="4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618cm" svg:height="21.251cm" xlink:href=".." xlink:type="simple" chart:class="chart:scatter" chart:column-mapping="2 1 0" chart:style-name="ch1">
        <chart:legend chart:legend-position="end" svg:x="36.766cm" svg:y="10.077cm" style:legend-expansion="high" chart:style-name="ch2"/>
        <chart:plot-area chart:style-name="ch3" table:cell-range-address="Sheet1.A2:Sheet1.C61" svg:x="0.792cm" svg:y="0.425cm" svg:width="35.182cm" svg:height="20.401cm">
          <chartooo:coordinate-region svg:x="1.704cm" svg:y="0.625cm" svg:width="34.083cm" svg:height="19.5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1" chart:class="chart:scatter">
            <chart:domain table:cell-range-address="Sheet1.C2:Sheet1.C61"/>
            <chart:data-point chart:repeated="60"/>
          </chart:series>
          <chart:series chart:style-name="ch7" chart:values-cell-range-address="Sheet1.A2:Sheet1.A61" chart:class="chart:scatte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:Sheet1.C61</svg:desc>
                </draw:g>
              </table:table-cell>
              <table:table-cell office:value-type="float" office:value="4.97805E-020">
                <text:p>4.97805E-020</text:p>
                <draw:g>
                  <svg:desc>Sheet1.B2:Sheet1.B61</svg:desc>
                </draw:g>
              </table:table-cell>
              <table:table-cell office:value-type="float" office:value="0.00229882">
                <text:p>0.00229882</text:p>
                <draw:g>
                  <svg:desc>Sheet1.A2:Sheet1.A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00000000370592">
                <text:p>0.000000000000370592</text:p>
              </table:table-cell>
              <table:table-cell office:value-type="float" office:value="0.00860732">
                <text:p>0.008607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8869E-018">
                <text:p>2.98869E-018</text:p>
              </table:table-cell>
              <table:table-cell office:value-type="float" office:value="0.00365796">
                <text:p>0.00365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00000000566609">
                <text:p>0.000000000000566609</text:p>
              </table:table-cell>
              <table:table-cell office:value-type="float" office:value="0.0019975">
                <text:p>0.0019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000000709532">
                <text:p>0.0000000000709532</text:p>
              </table:table-cell>
              <table:table-cell office:value-type="float" office:value="0.0000295983">
                <text:p>0.0000295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0000000473893">
                <text:p>0.00000000000473893</text:p>
              </table:table-cell>
              <table:table-cell office:value-type="float" office:value="0.00330655">
                <text:p>0.003306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161522">
                <text:p>0.00161522</text:p>
              </table:table-cell>
              <table:table-cell office:value-type="float" office:value="0.0402007">
                <text:p>0.0402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0338645">
                <text:p>0.00000338645</text:p>
              </table:table-cell>
              <table:table-cell office:value-type="float" office:value="0.00014921">
                <text:p>0.000149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682384">
                <text:p>0.00682384</text:p>
              </table:table-cell>
              <table:table-cell office:value-type="float" office:value="0.0018432">
                <text:p>0.0018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00000001221">
                <text:p>0.0000000000001221</text:p>
              </table:table-cell>
              <table:table-cell office:value-type="float" office:value="0.0615025">
                <text:p>0.0615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0000014777">
                <text:p>0.00000000014777</text:p>
              </table:table-cell>
              <table:table-cell office:value-type="float" office:value="0.0000000108962">
                <text:p>0.00000001089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23054E-019">
                <text:p>1.23054E-019</text:p>
              </table:table-cell>
              <table:table-cell office:value-type="float" office:value="0.0160045">
                <text:p>0.01600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191177">
                <text:p>0.000191177</text:p>
              </table:table-cell>
              <table:table-cell office:value-type="float" office:value="0.00172582">
                <text:p>0.001725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00000575726">
                <text:p>0.00000000575726</text:p>
              </table:table-cell>
              <table:table-cell office:value-type="float" office:value="0.0000227706">
                <text:p>0.00002277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866E-016">
                <text:p>4.866E-016</text:p>
              </table:table-cell>
              <table:table-cell office:value-type="float" office:value="0.00782913">
                <text:p>0.00782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0000585015">
                <text:p>0.0000000585015</text:p>
              </table:table-cell>
              <table:table-cell office:value-type="float" office:value="0.000382297">
                <text:p>0.0003822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.4185E-018">
                <text:p>3.4185E-018</text:p>
              </table:table-cell>
              <table:table-cell office:value-type="float" office:value="0.0359852">
                <text:p>0.03598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250147">
                <text:p>0.0250147</text:p>
              </table:table-cell>
              <table:table-cell office:value-type="float" office:value="0.0124941">
                <text:p>0.0124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0000174079">
                <text:p>0.0000000174079</text:p>
              </table:table-cell>
              <table:table-cell office:value-type="float" office:value="0.000000489856">
                <text:p>0.0000004898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215612">
                <text:p>0.0215612</text:p>
              </table:table-cell>
              <table:table-cell office:value-type="float" office:value="0.00294863">
                <text:p>0.002948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266686">
                <text:p>0.0266686</text:p>
              </table:table-cell>
              <table:table-cell office:value-type="float" office:value="0.0303966">
                <text:p>0.03039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376272">
                <text:p>0.0376272</text:p>
              </table:table-cell>
              <table:table-cell office:value-type="float" office:value="0.000000000000490747">
                <text:p>0.0000000000004907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0000822786">
                <text:p>0.000000822786</text:p>
              </table:table-cell>
              <table:table-cell office:value-type="float" office:value="0.00000758446">
                <text:p>0.000007584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00000940546">
                <text:p>0.0000000940546</text:p>
              </table:table-cell>
              <table:table-cell office:value-type="float" office:value="0.0016774">
                <text:p>0.00167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531837">
                <text:p>0.00531837</text:p>
              </table:table-cell>
              <table:table-cell office:value-type="float" office:value="0.00615501">
                <text:p>0.006155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0000000330886">
                <text:p>0.000000000330886</text:p>
              </table:table-cell>
              <table:table-cell office:value-type="float" office:value="0.000000000000485216">
                <text:p>0.0000000000004852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0000000952445">
                <text:p>0.000000000952445</text:p>
              </table:table-cell>
              <table:table-cell office:value-type="float" office:value="0.00332551">
                <text:p>0.003325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0000000000491234">
                <text:p>0.000000000000491234</text:p>
              </table:table-cell>
              <table:table-cell office:value-type="float" office:value="0.0000743507">
                <text:p>0.00007435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.5089E-017">
                <text:p>3.5089E-017</text:p>
              </table:table-cell>
              <table:table-cell office:value-type="float" office:value="0.00156163">
                <text:p>0.001561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02678E-018">
                <text:p>1.02678E-018</text:p>
              </table:table-cell>
              <table:table-cell office:value-type="float" office:value="0.0162178">
                <text:p>0.01621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0871384">
                <text:p>0.000871384</text:p>
              </table:table-cell>
              <table:table-cell office:value-type="float" office:value="0.0000574116">
                <text:p>0.00005741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759658">
                <text:p>0.00759658</text:p>
              </table:table-cell>
              <table:table-cell office:value-type="float" office:value="0.0000878204">
                <text:p>0.00008782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00000492529">
                <text:p>0.0000000492529</text:p>
              </table:table-cell>
              <table:table-cell office:value-type="float" office:value="0.00209648">
                <text:p>0.002096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.401E-016">
                <text:p>9.401E-016</text:p>
              </table:table-cell>
              <table:table-cell office:value-type="float" office:value="0.121145">
                <text:p>0.1211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0000000214368">
                <text:p>0.000000000214368</text:p>
              </table:table-cell>
              <table:table-cell office:value-type="float" office:value="0.000000000127348">
                <text:p>0.0000000001273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000000000931473">
                <text:p>0.00000000000931473</text:p>
              </table:table-cell>
              <table:table-cell office:value-type="float" office:value="0.000525593">
                <text:p>0.0005255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10711E-021">
                <text:p>1.10711E-021</text:p>
              </table:table-cell>
              <table:table-cell office:value-type="float" office:value="0.00665861">
                <text:p>0.006658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0000000000294604">
                <text:p>0.000000000000294604</text:p>
              </table:table-cell>
              <table:table-cell office:value-type="float" office:value="0.0239353">
                <text:p>0.02393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000000000085206">
                <text:p>0.00000000000085206</text:p>
              </table:table-cell>
              <table:table-cell office:value-type="float" office:value="0.0000000000188279">
                <text:p>0.00000000001882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000699146">
                <text:p>0.000000699146</text:p>
              </table:table-cell>
              <table:table-cell office:value-type="float" office:value="0.00000272852">
                <text:p>0.000002728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00658558">
                <text:p>0.0000658558</text:p>
              </table:table-cell>
              <table:table-cell office:value-type="float" office:value="0.00075812">
                <text:p>0.000758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000000215584">
                <text:p>0.00000000215584</text:p>
              </table:table-cell>
              <table:table-cell office:value-type="float" office:value="0.0302968">
                <text:p>0.03029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.09873E-021">
                <text:p>4.09873E-021</text:p>
              </table:table-cell>
              <table:table-cell office:value-type="float" office:value="0.0274135">
                <text:p>0.02741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000328975">
                <text:p>0.00000328975</text:p>
              </table:table-cell>
              <table:table-cell office:value-type="float" office:value="0.00456166">
                <text:p>0.004561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32054E-019">
                <text:p>1.32054E-019</text:p>
              </table:table-cell>
              <table:table-cell office:value-type="float" office:value="0.00283402">
                <text:p>0.002834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330883">
                <text:p>0.0330883</text:p>
              </table:table-cell>
              <table:table-cell office:value-type="float" office:value="0.00183928">
                <text:p>0.001839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597852">
                <text:p>0.0597852</text:p>
              </table:table-cell>
              <table:table-cell office:value-type="float" office:value="0.000521954">
                <text:p>0.0005219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105058">
                <text:p>0.105058</text:p>
              </table:table-cell>
              <table:table-cell office:value-type="float" office:value="0.00151572">
                <text:p>0.001515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0118452">
                <text:p>0.000118452</text:p>
              </table:table-cell>
              <table:table-cell office:value-type="float" office:value="0.00421651">
                <text:p>0.004216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0000000000158214">
                <text:p>0.000000000000158214</text:p>
              </table:table-cell>
              <table:table-cell office:value-type="float" office:value="0.000344032">
                <text:p>0.0003440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00000000123109">
                <text:p>0.0000000000123109</text:p>
              </table:table-cell>
              <table:table-cell office:value-type="float" office:value="0.0000154413">
                <text:p>0.00001544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321099">
                <text:p>0.0321099</text:p>
              </table:table-cell>
              <table:table-cell office:value-type="float" office:value="0.000000025159">
                <text:p>0.0000000251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0000000000617731">
                <text:p>0.000000000000617731</text:p>
              </table:table-cell>
              <table:table-cell office:value-type="float" office:value="0.000000775175">
                <text:p>0.0000007751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681597">
                <text:p>0.00681597</text:p>
              </table:table-cell>
              <table:table-cell office:value-type="float" office:value="0.0243728">
                <text:p>0.02437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00000000193675">
                <text:p>0.0000000000193675</text:p>
              </table:table-cell>
              <table:table-cell office:value-type="float" office:value="0.00994963">
                <text:p>0.009949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27388E-019">
                <text:p>1.27388E-019</text:p>
              </table:table-cell>
              <table:table-cell office:value-type="float" office:value="0.0280304">
                <text:p>0.02803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07913E-021">
                <text:p>1.07913E-021</text:p>
              </table:table-cell>
              <table:table-cell office:value-type="float" office:value="0.0168952">
                <text:p>0.01689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000564478">
                <text:p>0.00000564478</text:p>
              </table:table-cell>
              <table:table-cell office:value-type="float" office:value="0.00000159379">
                <text:p>0.000001593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225971">
                <text:p>0.0225971</text:p>
              </table:table-cell>
              <table:table-cell office:value-type="float" office:value="0.00108847">
                <text:p>0.001088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000000000131341">
                <text:p>0.00000000000131341</text:p>
              </table:table-cell>
              <table:table-cell office:value-type="float" office:value="0.000150604">
                <text:p>0.0001506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8cm" svg:height="16.442cm" xlink:href=".." xlink:type="simple" chart:class="chart:scatter" chart:style-name="ch1">
        <chart:legend chart:legend-position="end" svg:x="28.921cm" svg:y="7.673cm" style:legend-expansion="high" chart:style-name="ch2"/>
        <chart:plot-area chart:style-name="ch3" table:cell-range-address="Sheet1.C2:Sheet1.C61 Sheet1.F2:Sheet1.G61" svg:x="0.636cm" svg:y="0.328cm" svg:width="27.649cm" svg:height="15.786cm">
          <chartooo:coordinate-region svg:x="2.554cm" svg:y="0.527cm" svg:width="25.544cm" svg:height="14.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61" chart:class="chart:scatter">
            <chart:domain table:cell-range-address="Sheet1.C2:Sheet1.C61"/>
            <chart:data-point chart:repeated="60"/>
          </chart:series>
          <chart:series chart:style-name="ch8" chart:values-cell-range-address="Sheet1.G2:Sheet1.G61" chart:class="chart:scatter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:Sheet1.C61</svg:desc>
                </draw:g>
              </table:table-cell>
              <table:table-cell office:value-type="float" office:value="0.0000851779">
                <text:p>0.0000851779</text:p>
                <draw:g>
                  <svg:desc>Sheet1.F2:Sheet1.F61</svg:desc>
                </draw:g>
              </table:table-cell>
              <table:table-cell office:value-type="float" office:value="0.000000000000263896">
                <text:p>0.000000000000263896</text:p>
                <draw:g>
                  <svg:desc>Sheet1.G2:Sheet1.G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114956">
                <text:p>0.000114956</text:p>
              </table:table-cell>
              <table:table-cell office:value-type="float" office:value="0.00035121">
                <text:p>0.00035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274588">
                <text:p>0.00274588</text:p>
              </table:table-cell>
              <table:table-cell office:value-type="float" office:value="0.0000000961396">
                <text:p>0.00000009613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377702">
                <text:p>0.0377702</text:p>
              </table:table-cell>
              <table:table-cell office:value-type="float" office:value="0.000102332">
                <text:p>0.000102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420658">
                <text:p>0.00420658</text:p>
              </table:table-cell>
              <table:table-cell office:value-type="float" office:value="0.0000000000000191588">
                <text:p>0.0000000000000191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909371">
                <text:p>0.00909371</text:p>
              </table:table-cell>
              <table:table-cell office:value-type="float" office:value="0.00000184077">
                <text:p>0.000001840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296731">
                <text:p>0.0296731</text:p>
              </table:table-cell>
              <table:table-cell office:value-type="float" office:value="0.000000000000232131">
                <text:p>0.000000000000232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644528">
                <text:p>0.00644528</text:p>
              </table:table-cell>
              <table:table-cell office:value-type="float" office:value="5.14729E-028">
                <text:p>5.14729E-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850058">
                <text:p>0.000850058</text:p>
              </table:table-cell>
              <table:table-cell office:value-type="float" office:value="3.93287E-022">
                <text:p>3.93287E-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735502">
                <text:p>0.00735502</text:p>
              </table:table-cell>
              <table:table-cell office:value-type="float" office:value="0.000000314896">
                <text:p>0.0000003148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302924">
                <text:p>0.0000302924</text:p>
              </table:table-cell>
              <table:table-cell office:value-type="float" office:value="0.000000000182459">
                <text:p>0.0000000001824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380441">
                <text:p>0.0380441</text:p>
              </table:table-cell>
              <table:table-cell office:value-type="float" office:value="0.000000000492928">
                <text:p>0.0000000004929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529122">
                <text:p>0.00529122</text:p>
              </table:table-cell>
              <table:table-cell office:value-type="float" office:value="0.0000000000649984">
                <text:p>0.0000000000649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676915">
                <text:p>0.000676915</text:p>
              </table:table-cell>
              <table:table-cell office:value-type="float" office:value="0.00193347">
                <text:p>0.001933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887144">
                <text:p>0.00887144</text:p>
              </table:table-cell>
              <table:table-cell office:value-type="float" office:value="0.0332082">
                <text:p>0.03320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314892">
                <text:p>0.000314892</text:p>
              </table:table-cell>
              <table:table-cell office:value-type="float" office:value="0.000000109134">
                <text:p>0.0000001091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610421">
                <text:p>0.00610421</text:p>
              </table:table-cell>
              <table:table-cell office:value-type="float" office:value="0.00424198">
                <text:p>0.004241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353789">
                <text:p>0.00353789</text:p>
              </table:table-cell>
              <table:table-cell office:value-type="float" office:value="0.000197255">
                <text:p>0.000197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123329">
                <text:p>0.000123329</text:p>
              </table:table-cell>
              <table:table-cell office:value-type="float" office:value="0.000000000229236">
                <text:p>0.000000000229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523861">
                <text:p>0.00523861</text:p>
              </table:table-cell>
              <table:table-cell office:value-type="float" office:value="0.00000000298836">
                <text:p>0.000000002988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162196">
                <text:p>0.0162196</text:p>
              </table:table-cell>
              <table:table-cell office:value-type="float" office:value="0.000000000158081">
                <text:p>0.0000000001580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0000000669039">
                <text:p>0.000000000669039</text:p>
              </table:table-cell>
              <table:table-cell office:value-type="float" office:value="0.0049192">
                <text:p>0.00491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0694627">
                <text:p>0.000694627</text:p>
              </table:table-cell>
              <table:table-cell office:value-type="float" office:value="0.000000635403">
                <text:p>0.0000006354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0508365">
                <text:p>0.000508365</text:p>
              </table:table-cell>
              <table:table-cell office:value-type="float" office:value="0.00310369">
                <text:p>0.003103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208901">
                <text:p>0.00208901</text:p>
              </table:table-cell>
              <table:table-cell office:value-type="float" office:value="0.000496429">
                <text:p>0.0004964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000033885">
                <text:p>0.00000033885</text:p>
              </table:table-cell>
              <table:table-cell office:value-type="float" office:value="0.0000540376">
                <text:p>0.00005403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00401983">
                <text:p>0.0000401983</text:p>
              </table:table-cell>
              <table:table-cell office:value-type="float" office:value="0.00466231">
                <text:p>0.004662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00876337">
                <text:p>0.0000876337</text:p>
              </table:table-cell>
              <table:table-cell office:value-type="float" office:value="0.000000000712976">
                <text:p>0.0000000007129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189303">
                <text:p>0.0189303</text:p>
              </table:table-cell>
              <table:table-cell office:value-type="float" office:value="6.02406E-015">
                <text:p>6.02406E-0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811725">
                <text:p>0.00811725</text:p>
              </table:table-cell>
              <table:table-cell office:value-type="float" office:value="0.000000000000054817">
                <text:p>0.0000000000000548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326849">
                <text:p>0.00326849</text:p>
              </table:table-cell>
              <table:table-cell office:value-type="float" office:value="0.0277462">
                <text:p>0.02774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274285">
                <text:p>0.0274285</text:p>
              </table:table-cell>
              <table:table-cell office:value-type="float" office:value="0.00139016">
                <text:p>0.001390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989336">
                <text:p>0.00989336</text:p>
              </table:table-cell>
              <table:table-cell office:value-type="float" office:value="0.00000000153188">
                <text:p>0.000000001531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70153">
                <text:p>0.0070153</text:p>
              </table:table-cell>
              <table:table-cell office:value-type="float" office:value="0.000796187">
                <text:p>0.0007961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0000338022">
                <text:p>0.000000338022</text:p>
              </table:table-cell>
              <table:table-cell office:value-type="float" office:value="0.000707322">
                <text:p>0.0007073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13977">
                <text:p>0.013977</text:p>
              </table:table-cell>
              <table:table-cell office:value-type="float" office:value="0.000000000233153">
                <text:p>0.000000000233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220331">
                <text:p>0.00220331</text:p>
              </table:table-cell>
              <table:table-cell office:value-type="float" office:value="0.0000000001653">
                <text:p>0.00000000016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811523">
                <text:p>0.00811523</text:p>
              </table:table-cell>
              <table:table-cell office:value-type="float" office:value="0.000952309">
                <text:p>0.0009523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0000029794">
                <text:p>0.000000029794</text:p>
              </table:table-cell>
              <table:table-cell office:value-type="float" office:value="0.00000000251178">
                <text:p>0.000000002511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104906">
                <text:p>0.0104906</text:p>
              </table:table-cell>
              <table:table-cell office:value-type="float" office:value="0.00639748">
                <text:p>0.006397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713677">
                <text:p>0.00713677</text:p>
              </table:table-cell>
              <table:table-cell office:value-type="float" office:value="7.68251E-015">
                <text:p>7.68251E-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122074">
                <text:p>0.0122074</text:p>
              </table:table-cell>
              <table:table-cell office:value-type="float" office:value="0.00098723">
                <text:p>0.000987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890754">
                <text:p>0.00890754</text:p>
              </table:table-cell>
              <table:table-cell office:value-type="float" office:value="0.000139992">
                <text:p>0.0001399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0921679">
                <text:p>0.000921679</text:p>
              </table:table-cell>
              <table:table-cell office:value-type="float" office:value="0.00000000253702">
                <text:p>0.000000002537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845098">
                <text:p>0.00845098</text:p>
              </table:table-cell>
              <table:table-cell office:value-type="float" office:value="0.0064374">
                <text:p>0.00643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0273081">
                <text:p>0.000273081</text:p>
              </table:table-cell>
              <table:table-cell office:value-type="float" office:value="0.00000000000718793">
                <text:p>0.000000000007187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872941">
                <text:p>0.00872941</text:p>
              </table:table-cell>
              <table:table-cell office:value-type="float" office:value="0.0000000943741">
                <text:p>0.00000009437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0258233">
                <text:p>0.000258233</text:p>
              </table:table-cell>
              <table:table-cell office:value-type="float" office:value="0.000000000423077">
                <text:p>0.0000000004230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161099">
                <text:p>0.00161099</text:p>
              </table:table-cell>
              <table:table-cell office:value-type="float" office:value="0.000587736">
                <text:p>0.0005877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791889">
                <text:p>0.00791889</text:p>
              </table:table-cell>
              <table:table-cell office:value-type="float" office:value="9.53792E-021">
                <text:p>9.53792E-0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00133217">
                <text:p>0.0000133217</text:p>
              </table:table-cell>
              <table:table-cell office:value-type="float" office:value="5.01183E-015">
                <text:p>5.01183E-0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00123075">
                <text:p>0.0000123075</text:p>
              </table:table-cell>
              <table:table-cell office:value-type="float" office:value="0.0000345932">
                <text:p>0.00003459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0133688">
                <text:p>0.000133688</text:p>
              </table:table-cell>
              <table:table-cell office:value-type="float" office:value="0.000000000000136995">
                <text:p>0.0000000000001369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146518">
                <text:p>0.0146518</text:p>
              </table:table-cell>
              <table:table-cell office:value-type="float" office:value="0.00183987">
                <text:p>0.001839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485743">
                <text:p>0.00485743</text:p>
              </table:table-cell>
              <table:table-cell office:value-type="float" office:value="2.06153E-028">
                <text:p>2.06153E-0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226294">
                <text:p>0.0226294</text:p>
              </table:table-cell>
              <table:table-cell office:value-type="float" office:value="0.00292138">
                <text:p>0.002921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139982">
                <text:p>0.0139982</text:p>
              </table:table-cell>
              <table:table-cell office:value-type="float" office:value="0.0000010047">
                <text:p>0.00000100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00297575">
                <text:p>0.0000297575</text:p>
              </table:table-cell>
              <table:table-cell office:value-type="float" office:value="0.0102334">
                <text:p>0.01023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642916">
                <text:p>0.00642916</text:p>
              </table:table-cell>
              <table:table-cell office:value-type="float" office:value="0.000201971">
                <text:p>0.0002019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699717">
                <text:p>0.00699717</text:p>
              </table:table-cell>
              <table:table-cell office:value-type="float" office:value="0.0000000000797524">
                <text:p>0.00000000007975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